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lbackOverrideDefaultRollbackTrueRollbackAnnotationTransactionalTests.modifyTestDataWith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llbackOverrideDefaultRollbackTrueRollbackAnnotationTransactionalTests.verifyFin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lbackOverrideDefaultRollbackTrueRollbackAnnotationTransactionalTests.verifyIniti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lbackOverrideDefaultRollbackTrueRollbackAnnotationTransactional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